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Z003" svg:font-family="Z003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7f700" draw:textarea-horizontal-align="justify" draw:textarea-vertical-align="middle" draw:auto-grow-height="false" fo:min-height="4.216cm" fo:min-width="14.6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fill-color="#ffffd7" draw:textarea-horizontal-align="justify" draw:textarea-vertical-align="middle" draw:auto-grow-height="false" fo:min-height="0.55cm" fo:min-width="2.2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f7f700"/>
      <style:paragraph-properties fo:text-align="center"/>
    </style:style>
    <style:style style:name="P2" style:family="paragraph">
      <loext:graphic-properties draw:fill="none" draw:fill-color="#ffffd7"/>
      <style:paragraph-properties fo:text-align="center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style:text-properties fo:font-weight="bold"/>
    </style:style>
    <style:style style:name="P5" style:family="paragraph">
      <loext:graphic-properties draw:fill="none" draw:fill-color="#ffffff"/>
      <style:text-properties fo:font-weight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Z003" fo:font-style="italic" style:font-style-asian="italic" style:font-style-complex="italic"/>
    </style:style>
    <style:style style:name="T3" style:family="text">
      <style:text-properties style:font-name="DejaVu Sans1" fo:font-size="8pt" style:font-size-asian="8pt" style:font-size-complex="8pt"/>
    </style:style>
    <style:style style:name="T4" style:family="text">
      <style:text-properties style:font-name="Cantarel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cm" svg:height="4.5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cm" svg:height="0.8cm" svg:x="3.6cm" svg:y="1.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018cm" svg:height="0.581cm" svg:x="10.382cm" svg:y="1.919cm">
          <draw:text-box>
            <text:p><text:span text:style-name="T1">ATT</text:span></text:p>
          </draw:text-box>
        </draw:frame>
        <draw:frame draw:style-name="gr3" draw:text-style-name="P5" draw:layer="layout" svg:width="5.057cm" svg:height="2.126cm" svg:x="3.371cm" svg:y="3.158cm">
          <draw:text-box>
            <text:p text:style-name="P4"><text:span text:style-name="T2">IU1BOW</text:span> </text:p>
            <text:p text:style-name="P4"/>
            <text:p text:style-name="P4"><text:span text:style-name="T3">ILER-20 QRP HF </text:span><text:span text:style-name="T4">TRANSCEI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Z003" svg:font-family="Z003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it" fo:country="IT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8T17:48:33.796196131</meta:creation-date>
    <meta:print-date>2018-09-08T18:09:49.436569575</meta:print-date>
    <dc:date>2018-09-08T18:18:50.183699524</dc:date>
    <meta:editing-duration>PT19M53S</meta:editing-duration>
    <meta:editing-cycles>8</meta:editing-cycles>
    <meta:generator>LibreOffice/6.1.0.3$Linux_X86_64 LibreOffice_project/10$Build-3</meta:generator>
    <meta:document-statistic meta:object-count="4"/>
  </office:meta>
</office:document-meta>
</file>